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.d+</text:p>
          </table:table-cell>
          <table:table-cell office:value-type="string" calcext:value-type="string">
            <text:p>P.d-</text:p>
          </table:table-cell>
          <table:table-cell office:value-type="string" calcext:value-type="string">
            <text:p>Delta.d+</text:p>
          </table:table-cell>
          <table:table-cell office:value-type="string" calcext:value-type="string">
            <text:p>Delta.d-</text:p>
          </table:table-cell>
          <table:table-cell office:value-type="string" calcext:value-type="string">
            <text:p>o.d+</text:p>
          </table:table-cell>
          <table:table-cell office:value-type="string" calcext:value-type="string">
            <text:p>o.d-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</table:table-row>
        <table:table-row table:style-name="ro1">
          <table:table-cell office:value-type="string" calcext:value-type="string">
            <text:p>unl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B3]*POWER([.$B$1];-[.C3]))/([.D3]*POWER([.$B$1];-[.F3]))" office:value-type="float" office:value="2" calcext:value-type="float">
            <text:p>2</text:p>
          </table:table-cell>
          <table:table-cell table:formula="of:=([.B3]+[.F3])/(POWER([.$B$1];[.C3]+[.G3]))" office:value-type="float" office:value="1" calcext:value-type="float">
            <text:p>1</text:p>
          </table:table-cell>
          <table:table-cell table:formula="of:=([.B3]+[.D3])/(POWER([.$B$1];[.C3]+[.G3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B4]*POWER([.$B$1];-[.C4]))/([.D4]*POWER([.$B$1];-[.F4]))" office:value-type="float" office:value="0.25" calcext:value-type="float">
            <text:p>0,25</text:p>
          </table:table-cell>
          <table:table-cell table:formula="of:=([.B4]+[.F4])/(POWER([.$B$1];[.C4]+[.G4]))" office:value-type="float" office:value="0.125" calcext:value-type="float">
            <text:p>0,125</text:p>
          </table:table-cell>
          <table:table-cell table:formula="of:=([.B4]+[.D4])/(POWER([.$B$1];[.C4]+[.G4]))" office:value-type="float" office:value="0.1875" calcext:value-type="float">
            <text:p>0,1875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B5]*POWER([.$B$1];-[.C5]))/([.D5]*POWER([.$B$1];-[.F5]))" office:value-type="float" office:value="0.5" calcext:value-type="float">
            <text:p>0,5</text:p>
          </table:table-cell>
          <table:table-cell table:formula="of:=([.B5]+[.F5])/(POWER([.$B$1];[.C5]+[.G5]))" office:value-type="float" office:value="0.1875" calcext:value-type="float">
            <text:p>0,1875</text:p>
          </table:table-cell>
          <table:table-cell table:formula="of:=([.B5]+[.D5])/(POWER([.$B$1];[.C5]+[.G5]))" office:value-type="float" office:value="0.25" calcext:value-type="float">
            <text:p>0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GRÉA</meta:initial-creator>
    <meta:creation-date>2016-02-23T11:23:02.983599638</meta:creation-date>
    <dc:date>2016-02-23T11:55:24.215204218</dc:date>
    <dc:creator>Antoine GRÉA</dc:creator>
    <meta:editing-duration>PT17M21S</meta:editing-duration>
    <meta:editing-cycles>1</meta:editing-cycles>
    <meta:document-statistic meta:table-count="1" meta:cell-count="42" meta:object-count="0"/>
    <meta:generator>LibreOffice/5.0.5.2$Linux_X86_64 LibreOffice_project/00m0$Build-2</meta:generator>
  </office:meta>
</office:document-meta>
</file>